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fo:color="#000000" style:font-name="arial" fo:font-size="12pt"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5"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6"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8"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9"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0"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1" style:family="paragraph" style:parent-style-name="Standard">
      <style:paragraph-properties fo:text-align="justify" style:justify-single-word="false"/>
      <style:text-properties style:font-name="arial" officeooo:paragraph-rsid="00622c0c"/>
    </style:style>
    <style:style style:name="P32" style:family="paragraph" style:parent-style-name="Standard">
      <style:paragraph-properties fo:text-align="justify" style:justify-single-word="false"/>
      <style:text-properties style:font-name="arial" officeooo:paragraph-rsid="0064a0a0"/>
    </style:style>
    <style:style style:name="P33" style:family="paragraph" style:parent-style-name="Standard">
      <style:paragraph-properties fo:text-align="justify" style:justify-single-word="false"/>
      <style:text-properties style:font-name="arial" officeooo:paragraph-rsid="0063b9dd"/>
    </style:style>
    <style:style style:name="P34" style:family="paragraph" style:parent-style-name="Standard">
      <style:paragraph-properties fo:text-align="justify" style:justify-single-word="false"/>
      <style:text-properties style:font-name="arial" officeooo:paragraph-rsid="00617058"/>
    </style:style>
    <style:style style:name="P35" style:family="paragraph" style:parent-style-name="Standard">
      <style:paragraph-properties fo:text-align="justify" style:justify-single-word="false"/>
      <style:text-properties style:font-name="arial" officeooo:paragraph-rsid="004b2349"/>
    </style:style>
    <style:style style:name="P3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37"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38"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39"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0" style:family="paragraph" style:parent-style-name="Heading_20_1">
      <style:paragraph-properties fo:text-align="justify" style:justify-single-word="false"/>
      <style:text-properties officeooo:paragraph-rsid="00500d21"/>
    </style:style>
    <style:style style:name="P41" style:family="paragraph" style:parent-style-name="Heading_20_2">
      <style:paragraph-properties fo:text-align="justify" style:justify-single-word="false"/>
      <style:text-properties officeooo:paragraph-rsid="000ea3a0"/>
    </style:style>
    <style:style style:name="P42"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3" style:family="paragraph" style:parent-style-name="Standard">
      <style:paragraph-properties fo:text-align="justify" style:justify-single-word="false"/>
      <style:text-properties style:font-name="arial"/>
    </style:style>
    <style:style style:name="P44"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45" style:family="paragraph" style:parent-style-name="Standard">
      <style:paragraph-properties fo:text-align="justify" style:justify-single-word="false"/>
      <style:text-properties officeooo:paragraph-rsid="00a81916"/>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29"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0"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1"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4"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35"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55"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56"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5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58"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59"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1"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62"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3"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4"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5" style:family="text">
      <style:text-properties fo:color="#000000" style:font-name="arial" fo:font-size="12pt" style:font-name-asian="Arial1" style:font-size-asian="12pt" style:font-name-complex="Arial1" style:font-size-complex="12pt" style:language-complex="pt" style:country-complex="PT"/>
    </style:style>
    <style:style style:name="T66"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67"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68" style:family="text">
      <style:text-properties fo:color="#000000" style:font-name="arial" fo:font-size="12pt" fo:background-color="#ffffff" loext:char-shading-value="0" style:font-size-asian="12pt" style:font-name-complex="Arial1" style:font-size-complex="12pt"/>
    </style:style>
    <style:style style:name="T69" style:family="text">
      <style:text-properties fo:color="#000000" style:font-name="arial" style:text-underline-style="solid" style:text-underline-width="auto" style:text-underline-color="font-color"/>
    </style:style>
    <style:style style:name="T70"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1"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2"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3"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4"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5"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76"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5"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6"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87"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88"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4"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6"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2"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7"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08"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09"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0"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1"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2"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4"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5"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6"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18"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19" style:family="text">
      <style:text-properties fo:font-weight="bold" style:font-weight-asian="bold" style:font-name-complex="Arial1" style:language-complex="pt" style:country-complex="PT"/>
    </style:style>
    <style:style style:name="T120" style:family="text">
      <style:text-properties fo:font-weight="bold" officeooo:rsid="00222d90" style:font-weight-asian="bold" style:font-name-complex="Arial1" style:language-complex="pt" style:country-complex="PT"/>
    </style:style>
    <style:style style:name="T121" style:family="text">
      <style:text-properties fo:font-weight="bold" officeooo:rsid="00047fbc" style:font-weight-asian="bold" style:font-name-complex="Arial1" style:language-complex="pt" style:country-complex="PT"/>
    </style:style>
    <style:style style:name="T122" style:family="text">
      <style:text-properties fo:font-weight="bold" officeooo:rsid="000ea3a0" style:font-weight-asian="bold" style:font-name-complex="Arial1" style:language-complex="pt" style:country-complex="PT"/>
    </style:style>
    <style:style style:name="T123" style:family="text">
      <style:text-properties fo:font-weight="bold" officeooo:rsid="00390218" style:font-weight-asian="bold" style:font-name-complex="Arial1" style:language-complex="pt" style:country-complex="PT"/>
    </style:style>
    <style:style style:name="T124" style:family="text">
      <style:text-properties fo:font-weight="bold" officeooo:rsid="00940090" style:font-weight-asian="bold" style:font-name-complex="Arial1" style:language-complex="pt" style:country-complex="PT"/>
    </style:style>
    <style:style style:name="T125" style:family="text">
      <style:text-properties fo:font-weight="bold" style:font-name-asian="Arial1" style:font-weight-asian="bold" style:font-name-complex="Arial1" style:language-complex="pt" style:country-complex="PT"/>
    </style:style>
    <style:style style:name="T126" style:family="text">
      <style:text-properties fo:font-weight="bold" officeooo:rsid="00047fbc" style:font-name-asian="Arial1" style:font-weight-asian="bold" style:font-name-complex="Arial1" style:language-complex="pt" style:country-complex="PT"/>
    </style:style>
    <style:style style:name="T127" style:family="text">
      <style:text-properties fo:font-weight="bold" style:font-name-asian="Arial1" style:font-weight-asian="bold" style:font-name-complex="Arial1" style:language-complex="pt" style:country-complex="PT" style:font-weight-complex="bold"/>
    </style:style>
    <style:style style:name="T128" style:family="text">
      <style:text-properties fo:font-weight="bold" officeooo:rsid="0013405f" style:font-name-asian="Arial1" style:font-weight-asian="bold" style:font-name-complex="Arial1" style:language-complex="pt" style:country-complex="PT" style:font-weight-complex="bold"/>
    </style:style>
    <style:style style:name="T129" style:family="text">
      <style:text-properties fo:font-weight="bold" officeooo:rsid="001530fc" style:font-name-asian="Arial1" style:font-weight-asian="bold" style:font-name-complex="Arial1" style:language-complex="pt" style:country-complex="PT" style:font-weight-complex="bold"/>
    </style:style>
    <style:style style:name="T130" style:family="text">
      <style:text-properties fo:font-weight="bold" officeooo:rsid="00169323" style:font-name-asian="Arial1" style:font-weight-asian="bold" style:font-name-complex="Arial1" style:language-complex="pt" style:country-complex="PT" style:font-weight-complex="bold"/>
    </style:style>
    <style:style style:name="T131" style:family="text">
      <style:text-properties fo:font-weight="bold" officeooo:rsid="002d9598" style:font-name-asian="Arial1" style:font-weight-asian="bold" style:font-name-complex="Arial1" style:language-complex="pt" style:country-complex="PT" style:font-weight-complex="bold"/>
    </style:style>
    <style:style style:name="T132" style:family="text">
      <style:text-properties fo:font-weight="bold" officeooo:rsid="0030ced4" style:font-name-asian="Arial1" style:font-weight-asian="bold" style:font-name-complex="Arial1" style:language-complex="pt" style:country-complex="PT" style:font-weight-complex="bold"/>
    </style:style>
    <style:style style:name="T133" style:family="text">
      <style:text-properties fo:font-weight="bold" officeooo:rsid="003adbfd" style:font-name-asian="Arial1" style:font-weight-asian="bold" style:font-name-complex="Arial1" style:language-complex="pt" style:country-complex="PT" style:font-weight-complex="bold"/>
    </style:style>
    <style:style style:name="T134" style:family="text">
      <style:text-properties fo:font-weight="bold" officeooo:rsid="00500d21" style:font-name-asian="Arial1" style:font-weight-asian="bold" style:font-name-complex="Arial1" style:language-complex="pt" style:country-complex="PT" style:font-weight-complex="bold"/>
    </style:style>
    <style:style style:name="T135" style:family="text">
      <style:text-properties fo:font-weight="bold" officeooo:rsid="001b7398" style:font-name-asian="Arial1" style:font-weight-asian="bold" style:font-name-complex="Arial1" style:language-complex="pt" style:country-complex="PT"/>
    </style:style>
    <style:style style:name="T136" style:family="text">
      <style:text-properties fo:font-weight="bold" officeooo:rsid="001a8142" style:font-name-asian="Arial1" style:font-weight-asian="bold" style:font-name-complex="Arial1" style:language-complex="pt" style:country-complex="PT"/>
    </style:style>
    <style:style style:name="T137" style:family="text">
      <style:text-properties fo:font-weight="bold" officeooo:rsid="002803c2" style:font-name-asian="Arial1" style:font-weight-asian="bold" style:font-name-complex="Arial1" style:language-complex="pt" style:country-complex="PT"/>
    </style:style>
    <style:style style:name="T138" style:family="text">
      <style:text-properties fo:font-weight="bold" officeooo:rsid="002d9598" style:font-name-asian="Arial1" style:font-weight-asian="bold" style:font-name-complex="Arial1" style:language-complex="pt" style:country-complex="PT"/>
    </style:style>
    <style:style style:name="T139" style:family="text">
      <style:text-properties fo:font-weight="bold" officeooo:rsid="003adbfd" style:font-name-asian="Arial1" style:font-weight-asian="bold" style:font-name-complex="Arial1" style:language-complex="pt" style:country-complex="PT"/>
    </style:style>
    <style:style style:name="T140" style:family="text">
      <style:text-properties fo:font-weight="bold" officeooo:rsid="00500d21" style:font-name-asian="Arial1" style:font-weight-asian="bold" style:font-name-complex="Arial1" style:language-complex="pt" style:country-complex="PT"/>
    </style:style>
    <style:style style:name="T141"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2" style:family="text">
      <style:text-properties fo:font-weight="normal" style:font-name-asian="Arial1" style:font-weight-asian="normal" style:font-name-complex="Arial1" style:language-complex="pt" style:country-complex="PT" style:font-weight-complex="normal"/>
    </style:style>
    <style:style style:name="T143" style:family="text">
      <style:text-properties fo:font-weight="normal" officeooo:rsid="001a8142" style:font-name-asian="Arial1" style:font-weight-asian="normal" style:font-name-complex="Arial1" style:language-complex="pt" style:country-complex="PT" style:font-weight-complex="normal"/>
    </style:style>
    <style:style style:name="T144" style:family="text">
      <style:text-properties fo:font-weight="normal" officeooo:rsid="00075bc8" style:font-name-asian="Arial1" style:font-weight-asian="normal" style:font-name-complex="Arial1" style:language-complex="pt" style:country-complex="PT" style:font-weight-complex="normal"/>
    </style:style>
    <style:style style:name="T145" style:family="text">
      <style:text-properties fo:font-weight="normal" officeooo:rsid="0005cd84" style:font-name-asian="Arial1" style:font-weight-asian="normal" style:font-name-complex="Arial1" style:language-complex="pt" style:country-complex="PT" style:font-weight-complex="normal"/>
    </style:style>
    <style:style style:name="T146" style:family="text">
      <style:text-properties fo:font-weight="normal" officeooo:rsid="000ea3a0" style:font-name-asian="Arial1" style:font-weight-asian="normal" style:font-name-complex="Arial1" style:language-complex="pt" style:country-complex="PT" style:font-weight-complex="normal"/>
    </style:style>
    <style:style style:name="T147" style:family="text">
      <style:text-properties fo:font-weight="normal" officeooo:rsid="00125cbe" style:font-name-asian="Arial1" style:font-weight-asian="normal" style:font-name-complex="Arial1" style:language-complex="pt" style:country-complex="PT" style:font-weight-complex="normal"/>
    </style:style>
    <style:style style:name="T148" style:family="text">
      <style:text-properties fo:font-weight="normal" officeooo:rsid="000baeaf" style:font-name-asian="Arial1" style:font-weight-asian="normal" style:font-name-complex="Arial1" style:language-complex="pt" style:country-complex="PT" style:font-weight-complex="normal"/>
    </style:style>
    <style:style style:name="T149" style:family="text">
      <style:text-properties fo:font-weight="normal" officeooo:rsid="002d9598" style:font-name-asian="Arial1" style:font-weight-asian="normal" style:font-name-complex="Arial1" style:language-complex="pt" style:country-complex="PT" style:font-weight-complex="normal"/>
    </style:style>
    <style:style style:name="T150" style:family="text">
      <style:text-properties fo:font-weight="normal" officeooo:rsid="0030ced4" style:font-name-asian="Arial1" style:font-weight-asian="normal" style:font-name-complex="Arial1" style:language-complex="pt" style:country-complex="PT" style:font-weight-complex="normal"/>
    </style:style>
    <style:style style:name="T151" style:family="text">
      <style:text-properties fo:font-weight="normal" officeooo:rsid="003adbfd" style:font-name-asian="Arial1" style:font-weight-asian="normal" style:font-name-complex="Arial1" style:language-complex="pt" style:country-complex="PT" style:font-weight-complex="normal"/>
    </style:style>
    <style:style style:name="T152" style:family="text">
      <style:text-properties fo:font-weight="normal" officeooo:rsid="0045a71c" style:font-name-asian="Arial1" style:font-weight-asian="normal" style:font-name-complex="Arial1" style:language-complex="pt" style:country-complex="PT" style:font-weight-complex="normal"/>
    </style:style>
    <style:style style:name="T153" style:family="text">
      <style:text-properties fo:font-weight="normal" officeooo:rsid="00500d21" style:font-name-asian="Arial1" style:font-weight-asian="normal" style:font-name-complex="Arial1" style:language-complex="pt" style:country-complex="PT" style:font-weight-complex="normal"/>
    </style:style>
    <style:style style:name="T154" style:family="text">
      <style:text-properties style:font-name-asian="Arial1" style:font-name-complex="Arial1" style:language-complex="pt" style:country-complex="PT"/>
    </style:style>
    <style:style style:name="T155" style:family="text">
      <style:text-properties officeooo:rsid="0013405f" style:font-name-asian="Arial1" style:font-name-complex="Arial1" style:language-complex="pt" style:country-complex="PT"/>
    </style:style>
    <style:style style:name="T156" style:family="text">
      <style:text-properties officeooo:rsid="001a8142" style:font-name-asian="Arial1" style:font-name-complex="Arial1" style:language-complex="pt" style:country-complex="PT"/>
    </style:style>
    <style:style style:name="T157" style:family="text">
      <style:text-properties officeooo:rsid="0017e9c9" style:font-name-asian="Arial1" style:font-name-complex="Arial1" style:language-complex="pt" style:country-complex="PT"/>
    </style:style>
    <style:style style:name="T158" style:family="text">
      <style:text-properties officeooo:rsid="00169323" style:font-name-asian="Arial1" style:font-name-complex="Arial1" style:language-complex="pt" style:country-complex="PT"/>
    </style:style>
    <style:style style:name="T159" style:family="text">
      <style:text-properties officeooo:rsid="001530fc" style:font-name-asian="Arial1" style:font-name-complex="Arial1" style:language-complex="pt" style:country-complex="PT"/>
    </style:style>
    <style:style style:name="T160" style:family="text">
      <style:text-properties style:font-name-asian="Arial1" style:font-name-complex="Arial1" style:language-complex="pt" style:country-complex="PT" style:font-weight-complex="bold"/>
    </style:style>
    <style:style style:name="T161" style:family="text">
      <style:text-properties officeooo:rsid="001530fc" style:font-name-asian="Arial1" style:font-name-complex="Arial1" style:language-complex="pt" style:country-complex="PT" style:font-weight-complex="bold"/>
    </style:style>
    <style:style style:name="T162" style:family="text">
      <style:text-properties fo:background-color="#ffffff" loext:char-shading-value="0" style:font-name-complex="Arial1"/>
    </style:style>
    <style:style style:name="T163" style:family="text">
      <style:text-properties officeooo:rsid="0013405f" fo:background-color="#ffffff" loext:char-shading-value="0" style:font-name-complex="Arial1"/>
    </style:style>
    <style:style style:name="T164" style:family="text">
      <style:text-properties officeooo:rsid="0017e9c9" fo:background-color="#ffffff" loext:char-shading-value="0" style:font-name-complex="Arial1"/>
    </style:style>
    <style:style style:name="T165" style:family="text">
      <style:text-properties fo:font-size="12pt" fo:font-weight="bold" style:font-name-asian="Arial1" style:font-size-asian="12pt" style:font-weight-asian="bold" style:font-name-complex="Arial1" style:font-size-complex="12pt" style:language-complex="pt" style:country-complex="PT"/>
    </style:style>
    <style:style style:name="T166"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7"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68"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69"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4"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5"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6"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79" style:family="text">
      <style:text-properties officeooo:rsid="00a819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João Paulo Hotequil</text:p>
      <text:h text:style-name="P41"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29">h</text:span></text:a><text:a xlink:type="simple" xlink:href="mailto:joaohotequil@gmail.com" text:style-name="ListLabel_20_12" text:visited-style-name="ListLabel_20_12"><text:span text:style-name="Internet_20_link"><text:span text:style-name="T28">otequil@</text:span></text:span></text:a><text:a xlink:type="simple" xlink:href="mailto:joaohotequil@gmail.com" text:style-name="ListLabel_20_12" text:visited-style-name="ListLabel_20_12"><text:span text:style-name="Internet_20_link"><text:span text:style-name="T30">protonmail</text:span></text:span></text:a><text:a xlink:type="simple" xlink:href="mailto:joaohotequil@gmail.com" text:style-name="ListLabel_20_12" text:visited-style-name="ListLabel_20_12"><text:span text:style-name="Internet_20_link"><text:span text:style-name="T69">.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39" text:outline-level="1"/>
      <text:h text:style-name="P37" text:outline-level="1"><text:span text:style-name="T120">O que eu tenho a dizer</text:span><text:span text:style-name="T119">:</text:span></text:h>
      <text:p text:style-name="P36">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5"/>
      <text:h text:style-name="P37" text:outline-level="1"><text:span text:style-name="T123">Formações</text:span><text:span text:style-name="T119">:</text:span></text:h>
      <text:h text:style-name="P40" text:outline-level="1"><text:span text:style-name="lt-line-clamp_5f__5f_raw-line"><text:span text:style-name="T114">[fevereiro de </text:span></text:span><text:span text:style-name="lt-line-clamp_5f__5f_raw-line"><text:span text:style-name="T115">2021</text:span></text:span><text:span text:style-name="lt-line-clamp_5f__5f_raw-line"><text:span text:style-name="T114"> – </text:span></text:span><text:span text:style-name="lt-line-clamp_5f__5f_raw-line"><text:span text:style-name="T115">até o momento</text:span></text:span><text:span text:style-name="lt-line-clamp_5f__5f_raw-line"><text:span text:style-name="T114">] </text:span></text:span><text:span text:style-name="lt-line-clamp_5f__5f_raw-line"><text:span text:style-name="T115">FIAP</text:span></text:span><text:span text:style-name="lt-line-clamp_5f__5f_raw-line"><text:span text:style-name="T114"> | </text:span></text:span><text:span text:style-name="lt-line-clamp_5f__5f_raw-line"><text:span text:style-name="T116">Online</text:span></text:span><text:span text:style-name="lt-line-clamp_5f__5f_raw-line"><text:span text:style-name="T114">: </text:span></text:span><text:span text:style-name="lt-line-clamp_5f__5f_raw-line"><text:span text:style-name="T110">estou cursando sistemas de informação </text:span></text:span><text:span text:style-name="lt-line-clamp_5f__5f_raw-line"><text:span text:style-name="T112">(</text:span></text:span><text:span text:style-name="lt-line-clamp_5f__5f_raw-line"><text:span text:style-name="T110">bacharelado</text:span></text:span><text:span text:style-name="lt-line-clamp_5f__5f_raw-line"><text:span text:style-name="T112">)</text:span></text:span><text:span text:style-name="lt-line-clamp_5f__5f_raw-line"><text:span text:style-name="T111">.</text:span></text:span></text:h>
      <text:p text:style-name="P16"><text:span text:style-name="T125">[fevereiro de 2018 – dezembro de 20</text:span><text:span text:style-name="T126">19</text:span><text:span text:style-name="T125">] </text:span><text:span text:style-name="T127">E.E.B. Professor Honório Miranda | Gaspar, Santa Catarina: </text:span><text:span text:style-name="T143">c</text:span><text:span text:style-name="T117">ursei o segundo e terceiro ano do ensino médio.</text:span></text:p>
      <text:p text:style-name="P16"><text:span text:style-name="T125">[fevereiro de 2006 – dezembro de 2017] </text:span><text:span text:style-name="T127">Madre Francisca Lampel | Gaspar, Santa Catarina: </text:span><text:span text:style-name="T143">c</text:span><text:span text:style-name="T118">ursei o ensino fundamental (I e II) e o primeiro ano do ensino médio.</text:span></text:p>
      <text:p text:style-name="P25"/>
      <text:h text:style-name="P38" text:outline-level="1"><text:soft-page-break/><text:span text:style-name="T121">E</text:span><text:span text:style-name="T119">specializações, </text:span><text:span text:style-name="T124">eventos,</text:span><text:span text:style-name="T119"> </text:span><text:span text:style-name="T122">t</text:span><text:span text:style-name="T119">reinamentos e cursos </text:span><text:span text:style-name="T123">(tenho algumas outras certificações que acabei não colocando aqui)</text:span><text:span text:style-name="T119">:</text:span></text:h>
      <text:p text:style-name="P14"><text:span text:style-name="T32">[</text:span><text:span text:style-name="T52">janeiro</text:span><text:span text:style-name="T32"> de 20</text:span><text:span text:style-name="T48">2</text:span><text:span text:style-name="T52">4</text:span><text:span text:style-name="T32"> – </text:span><text:span text:style-name="T52">janeiro</text:span><text:span text:style-name="T32"> de 20</text:span><text:span text:style-name="T48">2</text:span><text:span text:style-name="T52">4</text:span><text:span text:style-name="T32">] </text:span><text:span text:style-name="T52">Performa_IT</text:span><text:span text:style-name="T32"> </text:span><text:span text:style-name="T37">(</text:span><text:span text:style-name="T53">75</text:span><text:span text:style-name="T37"> hora</text:span><text:span text:style-name="T53">s</text:span><text:span text:style-name="T37">)</text:span><text:span text:style-name="T32"> | </text:span><text:span text:style-name="T44">Educação a distância</text:span><text:span text:style-name="T32">: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2">[</text:span><text:span text:style-name="T52">janeiro</text:span><text:span text:style-name="T32"> de 20</text:span><text:span text:style-name="T48">2</text:span><text:span text:style-name="T52">4</text:span><text:span text:style-name="T32"> – </text:span><text:span text:style-name="T52">janeiro</text:span><text:span text:style-name="T32"> de 20</text:span><text:span text:style-name="T48">2</text:span><text:span text:style-name="T52">4</text:span><text:span text:style-name="T32">] </text:span><text:span text:style-name="T52">Performa_IT</text:span><text:span text:style-name="T32"> </text:span><text:span text:style-name="T37">(</text:span><text:span text:style-name="T52">1</text:span><text:span text:style-name="T37"> hora)</text:span><text:span text:style-name="T32"> | </text:span><text:span text:style-name="T44">Educação a distância</text:span><text:span text:style-name="T32">: </text:span><text:span text:style-name="T24">feito treinamento utilizando o GitHub Copilot</text:span><text:span text:style-name="T10">.</text:span></text:p>
      <text:p text:style-name="P9"><text:span text:style-name="T32">[</text:span><text:span text:style-name="T42">dezembro</text:span><text:span text:style-name="T32"> de 20</text:span><text:span text:style-name="T48">23</text:span><text:span text:style-name="T32"> – </text:span><text:span text:style-name="T42">dezembro</text:span><text:span text:style-name="T32"> de 20</text:span><text:span text:style-name="T48">23</text:span><text:span text:style-name="T32">] </text:span><text:span text:style-name="T45">Hackerspace</text:span><text:span text:style-name="T32"> </text:span><text:span text:style-name="T37">(</text:span><text:span text:style-name="T40">10</text:span><text:span text:style-name="T37"> horas)</text:span><text:span text:style-name="T32"> | </text:span><text:span text:style-name="T42">Blumenau</text:span><text:span text:style-name="T32">, Santa Catarina: </text:span><text:span text:style-name="T13">participei do evento </text:span><text:span text:style-name="T16">Dev Day</text:span><text:span text:style-name="T13"> </text:span><text:span text:style-name="T16">realizado pela Hackerspace</text:span><text:span text:style-name="T10">.</text:span></text:p>
      <text:p text:style-name="P29"><text:span text:style-name="T167">[</text:span><text:span text:style-name="T169">novembro</text:span><text:span text:style-name="T167"> de 20</text:span><text:span text:style-name="T170">2</text:span><text:span text:style-name="T172">3</text:span><text:span text:style-name="T167"> – </text:span><text:span text:style-name="T169">novembro</text:span><text:span text:style-name="T167"> de 20</text:span><text:span text:style-name="T170">2</text:span><text:span text:style-name="T172">3</text:span><text:span text:style-name="T167">] </text:span><text:span text:style-name="T169">Front in Floripa</text:span><text:span text:style-name="T167"> </text:span><text:span text:style-name="T171">(</text:span><text:span text:style-name="T170">10</text:span><text:span text:style-name="T171"> horas)</text:span><text:span text:style-name="T167"> | </text:span><text:span text:style-name="T169">Florianópolis</text:span><text:span text:style-name="T167">, Santa Catarina: </text:span><text:span text:style-name="T178">participei do evento Front in Floripa</text:span><text:span text:style-name="T174">.</text:span></text:p>
      <text:p text:style-name="P8"><text:span text:style-name="T31">[100% concluído] </text:span><text:span text:style-name="T47">Performa_IT</text:span><text:span text:style-name="T32"> </text:span><text:span text:style-name="T46">(</text:span><text:span text:style-name="T64">1</text:span><text:span text:style-name="T63">.5</text:span><text:span text:style-name="T62"> horas</text:span><text:span text:style-name="T46">)</text:span><text:span text:style-name="T32"> | </text:span><text:span text:style-name="T44">Educação a distância</text:span><text:span text:style-name="T32">:</text:span><text:span text:style-name="T10"> </text:span><text:span text:style-name="T19">feito </text:span><text:span text:style-name="T20">treinamento interno sobre IA no apoio ao desenvolvimento de software.</text:span></text:p>
      <text:p text:style-name="P7"><text:span text:style-name="T31">[100% concluído]</text:span><text:span text:style-name="T65"> </text:span><text:span text:style-name="T32">Udemy </text:span><text:span text:style-name="T46">(</text:span><text:span text:style-name="T63">47.5</text:span><text:span text:style-name="T62"> horas</text:span><text:span text:style-name="T46">)</text:span><text:span text:style-name="T32"> | </text:span><text:span text:style-name="T44">Educação a distância</text:span><text:span text:style-name="T32">:</text:span><text:span text:style-name="T65"> </text:span><text:span text:style-name="T66">feito o curso de </text:span><text:span text:style-name="T108">NodeJS, TypeScript, TDD, DDD, Clean Architecture e SOLID </text:span><text:span text:style-name="T109">do Rodrigo Manguinho</text:span><text:span text:style-name="T68">.</text:span></text:p>
      <text:p text:style-name="P4"><text:span text:style-name="T32">[</text:span><text:span text:style-name="T41">abril</text:span><text:span text:style-name="T32"> de 20</text:span><text:span text:style-name="T40">2</text:span><text:span text:style-name="T41">3</text:span><text:span text:style-name="T32"> – </text:span><text:span text:style-name="T41">abril</text:span><text:span text:style-name="T40"> de 202</text:span><text:span text:style-name="T41">3</text:span><text:span text:style-name="T32">] </text:span><text:span text:style-name="T45">Hackerspace</text:span><text:span text:style-name="T32"> </text:span><text:span text:style-name="T37">(</text:span><text:span text:style-name="T41">8 </text:span><text:span text:style-name="T37">horas)</text:span><text:span text:style-name="T32"> | </text:span><text:span text:style-name="T41">Blumenau</text:span><text:span text:style-name="T32">, Santa Catarina: </text:span><text:span text:style-name="T13">participei do evento </text:span><text:span text:style-name="T14">FLISoL </text:span><text:span text:style-name="T15">feito pela Hackerspace</text:span><text:span text:style-name="T10">.</text:span></text:p>
      <text:p text:style-name="P3"><text:span text:style-name="T32">[</text:span><text:span text:style-name="T39">novembro</text:span><text:span text:style-name="T32"> de 20</text:span><text:span text:style-name="T40">22</text:span><text:span text:style-name="T32"> – </text:span><text:span text:style-name="T39">novembro</text:span><text:span text:style-name="T32"> de 20</text:span><text:span text:style-name="T40">22</text:span><text:span text:style-name="T32">] </text:span><text:span text:style-name="T39">Front in Floripa</text:span><text:span text:style-name="T32"> </text:span><text:span text:style-name="T37">(</text:span><text:span text:style-name="T40">10</text:span><text:span text:style-name="T37"> horas)</text:span><text:span text:style-name="T32"> | </text:span><text:span text:style-name="T39">Florianópolis</text:span><text:span text:style-name="T32">, Santa Catarina: </text:span><text:span text:style-name="T13">participei do evento Front in Floripa</text:span><text:span text:style-name="T10">.</text:span></text:p>
      <text:p text:style-name="P1"><text:span text:style-name="T32">[</text:span><text:span text:style-name="T33">julho</text:span><text:span text:style-name="T32"> de </text:span><text:span text:style-name="T34">202</text:span><text:span text:style-name="T35">2</text:span><text:span text:style-name="T32"> – </text:span><text:span text:style-name="T33">julho</text:span><text:span text:style-name="T32"> de </text:span><text:span text:style-name="T34">202</text:span><text:span text:style-name="T35">2</text:span><text:span text:style-name="T32">] </text:span><text:span text:style-name="T36">Apex</text:span><text:span text:style-name="T32"> </text:span><text:span text:style-name="T37">(</text:span><text:span text:style-name="T38">4</text:span><text:span text:style-name="T37"> horas)</text:span><text:span text:style-name="T32"> | Blumenau, Santa Catarina: </text:span><text:span text:style-name="T11">participei de um workshop sobre </text:span><text:span text:style-name="T12">soft skills</text:span><text:span text:style-name="T10">.</text:span></text:p>
      <text:p text:style-name="P31"><text:span text:style-name="T85">[</text:span><text:span text:style-name="T86">abril</text:span><text:span text:style-name="T85"> de </text:span><text:span text:style-name="T87">202</text:span><text:span text:style-name="T86">2</text:span><text:span text:style-name="T85"> – </text:span><text:span text:style-name="T86">abril</text:span><text:span text:style-name="T85"> de </text:span><text:span text:style-name="T87">202</text:span><text:span text:style-name="T86">2</text:span><text:span text:style-name="T85">] </text:span><text:span text:style-name="T88">Apex</text:span><text:span text:style-name="T85"> </text:span><text:span text:style-name="T89">(</text:span><text:span text:style-name="T90">4</text:span><text:span text:style-name="T89"> horas)</text:span><text:span text:style-name="T85"> | Blumenau, Santa Catarina: </text:span><text:span text:style-name="T73">participei de um workshop sobre </text:span><text:span text:style-name="T74">cultura organizacional das empresas de tecnologia</text:span><text:span text:style-name="T72">.</text:span></text:p>
      <text:p text:style-name="P27"><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Node.js</text:span><text:span text:style-name="T174">.</text:span></text:p>
      <text:p text:style-name="P27"><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JavaScript with jQuery</text:span><text:span text:style-name="T174">.</text:span></text:p>
      <text:p text:style-name="P28"><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7">Vue.js.</text:span></text:p>
      <text:p text:style-name="P28"><text:span text:style-name="T165">[</text:span><text:span text:style-name="T166">100% concluído</text:span><text:span text:style-name="T165">] </text:span><text:span text:style-name="T173">TestDome </text:span><text:span text:style-name="T167">| </text:span><text:span text:style-name="T168">Educação a distância</text:span><text:span text:style-name="T167">: </text:span><text:span text:style-name="T175">realizei um treinamento com questões sobre </text:span><text:span text:style-name="T176">TypeScript </text:span><text:span text:style-name="T177">e JavaScript.</text:span></text:p>
      <text:p text:style-name="P32"><text:soft-page-break/><text:span text:style-name="T84">[</text:span><text:span text:style-name="T93">100% concluído</text:span><text:span text:style-name="T84">] </text:span><text:span text:style-name="T94">TestDome </text:span><text:span text:style-name="T85">| </text:span><text:span text:style-name="T91">Educação a distância</text:span><text:span text:style-name="T85">: </text:span><text:span text:style-name="T75">realizei um treinamento com questões sobre </text:span><text:span text:style-name="T76">Angular e TypeScript.</text:span></text:p>
      <text:p text:style-name="P33"><text:span text:style-name="T84">[</text:span><text:span text:style-name="T93">100% concluído</text:span><text:span text:style-name="T84">] </text:span><text:span text:style-name="T94">TestDome </text:span><text:span text:style-name="T85">| </text:span><text:span text:style-name="T91">Educação a distância</text:span><text:span text:style-name="T85">: </text:span><text:span text:style-name="T75">realizei um treinamento com questões sobre </text:span><text:span text:style-name="T77">JavaScript.</text:span></text:p>
      <text:p text:style-name="P33"><text:span text:style-name="T84">[</text:span><text:span text:style-name="T93">100% concluído</text:span><text:span text:style-name="T84">] </text:span><text:span text:style-name="T94">TestDome </text:span><text:span text:style-name="T85">| </text:span><text:span text:style-name="T91">Educação a distância</text:span><text:span text:style-name="T85">: </text:span><text:span text:style-name="T75">realizei um treinamento com questões sobre Angular.</text:span></text:p>
      <text:p text:style-name="P33"><text:span text:style-name="T84">[</text:span><text:span text:style-name="T93">100% concluído</text:span><text:span text:style-name="T84">] </text:span><text:span text:style-name="T95">EW IT</text:span><text:span text:style-name="T96"> </text:span><text:span text:style-name="T91">(</text:span><text:span text:style-name="T92">16</text:span><text:span text:style-name="T91"> horas)</text:span><text:span text:style-name="T85"> | </text:span><text:span text:style-name="T91">Educação a distância</text:span><text:span text:style-name="T85">: </text:span><text:span text:style-name="T78">completei o curso de NodeJS.</text:span></text:p>
      <text:p text:style-name="P17"><text:span text:style-name="T125">[</text:span><text:span text:style-name="T139">100% concluído</text:span><text:span text:style-name="T125">] </text:span><text:span text:style-name="T140">FIAP – Nano Courses </text:span><text:span text:style-name="T133">(</text:span><text:span text:style-name="T134">60</text:span><text:span text:style-name="T133"> horas)</text:span><text:span text:style-name="T127"> | </text:span><text:span text:style-name="T133">Educação a distância</text:span><text:span text:style-name="T127">: </text:span><text:span text:style-name="T151">concluí </text:span><text:span text:style-name="T153">o </text:span><text:span text:style-name="T151">curso de </text:span><text:span text:style-name="T153">comunicação e semiótica nos Nano Courses.</text:span></text:p>
      <text:p text:style-name="P17"><text:span text:style-name="T125">[</text:span><text:span text:style-name="T139">100% concluído</text:span><text:span text:style-name="T125">] </text:span><text:span text:style-name="T133">Loiane Groner (28 horas)</text:span><text:span text:style-name="T127"> | </text:span><text:span text:style-name="T133">Educação a distância</text:span><text:span text:style-name="T127">: </text:span><text:span text:style-name="T151">concluí um curso de Angular pela plataforma online da Loiane Groner.</text:span></text:p>
      <text:p text:style-name="P17"><text:span text:style-name="T125">[</text:span><text:span text:style-name="T138">dezembro</text:span><text:span text:style-name="T125"> de </text:span><text:span text:style-name="T138">2020</text:span><text:span text:style-name="T125"> – </text:span><text:span text:style-name="T138">dezembro</text:span><text:span text:style-name="T125"> de </text:span><text:span text:style-name="T138">2020</text:span><text:span text:style-name="T125">] </text:span><text:span text:style-name="T138">Microsoft</text:span><text:span text:style-name="T127"> </text:span><text:span text:style-name="T128">(</text:span><text:span text:style-name="T131">2</text:span><text:span text:style-name="T128"> horas)</text:span><text:span text:style-name="T127"> | Blumenau, Santa Catarina: </text:span><text:span text:style-name="T149">realizei o exame 70-480 da Microsoft na ProWay com perguntas de HTML5, CSS3 e JavaScript, minha pontuação final foi de 909 pontos.</text:span></text:p>
      <text:p text:style-name="P17"><text:span text:style-name="T127">[</text:span><text:span text:style-name="T132">outubro</text:span><text:span text:style-name="T127"> de </text:span><text:span text:style-name="T131">2020</text:span><text:span text:style-name="T127"> – </text:span><text:span text:style-name="T132">outubro</text:span><text:span text:style-name="T127"> de </text:span><text:span text:style-name="T131">2020</text:span><text:span text:style-name="T127">] </text:span><text:span text:style-name="T132">Apex</text:span><text:span text:style-name="T127"> </text:span><text:span text:style-name="T128">(</text:span><text:span text:style-name="T132">3</text:span><text:span text:style-name="T128"> horas)</text:span><text:span text:style-name="T127"> | Blumenau, Santa Catarina: </text:span><text:span text:style-name="T150">participei de um workshop sobre empreendedorismo.</text:span></text:p>
      <text:p text:style-name="P24"><text:span text:style-name="T127">[</text:span><text:span text:style-name="T132">outubro</text:span><text:span text:style-name="T127"> de </text:span><text:span text:style-name="T131">2020</text:span><text:span text:style-name="T127"> – </text:span><text:span text:style-name="T132">outubro</text:span><text:span text:style-name="T127"> de </text:span><text:span text:style-name="T131">2020</text:span><text:span text:style-name="T127">] </text:span><text:span text:style-name="T132">Apex</text:span><text:span text:style-name="T127"> </text:span><text:span text:style-name="T128">(</text:span><text:span text:style-name="T132">3</text:span><text:span text:style-name="T128"> horas)</text:span><text:span text:style-name="T127"> | Blumenau, Santa Catarina: </text:span><text:span text:style-name="T150">participei de um workshop sobre planejamento de carreira</text:span><text:span text:style-name="T142">.</text:span></text:p>
      <text:p text:style-name="P6"><text:span text:style-name="T32">[</text:span><text:span text:style-name="T43">setembro</text:span><text:span text:style-name="T32"> de 20</text:span><text:span text:style-name="T43">20</text:span><text:span text:style-name="T32"> – </text:span><text:span text:style-name="T43">setembro</text:span><text:span text:style-name="T32"> de 20</text:span><text:span text:style-name="T43">20</text:span><text:span text:style-name="T32">] </text:span><text:span text:style-name="T45">DB1 Group</text:span><text:span text:style-name="T32"> </text:span><text:span text:style-name="T37">(</text:span><text:span text:style-name="T40">1</text:span><text:span text:style-name="T43">2</text:span><text:span text:style-name="T37"> horas)</text:span><text:span text:style-name="T32"> | </text:span><text:span text:style-name="T44">Educação a distância</text:span><text:span text:style-name="T32">: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2">[</text:span><text:span text:style-name="T42">dezembro</text:span><text:span text:style-name="T32"> de 2019 – </text:span><text:span text:style-name="T42">dezembro</text:span><text:span text:style-name="T32"> de 2019] </text:span><text:span text:style-name="T45">Hackerspace</text:span><text:span text:style-name="T32"> </text:span><text:span text:style-name="T37">(</text:span><text:span text:style-name="T40">10</text:span><text:span text:style-name="T37"> horas)</text:span><text:span text:style-name="T32"> | </text:span><text:span text:style-name="T42">Blumenau</text:span><text:span text:style-name="T32">,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2">[</text:span><text:span text:style-name="T39">novembro</text:span><text:span text:style-name="T32"> de 2019 – </text:span><text:span text:style-name="T39">novembro</text:span><text:span text:style-name="T32"> de 2019] </text:span><text:span text:style-name="T39">Front in Floripa</text:span><text:span text:style-name="T32"> </text:span><text:span text:style-name="T37">(</text:span><text:span text:style-name="T40">10</text:span><text:span text:style-name="T37"> horas)</text:span><text:span text:style-name="T32"> | </text:span><text:span text:style-name="T39">Florianópolis</text:span><text:span text:style-name="T32">, Santa Catarina: </text:span><text:span text:style-name="T13">participei do evento Front in Floripa</text:span><text:span text:style-name="T10">.</text:span></text:p>
      <text:p text:style-name="P18"><text:span text:style-name="T125">[janeiro de 2019 – junho de 2019]</text:span><text:span text:style-name="T154"> </text:span><text:span text:style-name="T127">Apex </text:span><text:span text:style-name="T128">(180 horas)</text:span><text:span text:style-name="T127"> | Blumenau, Santa Catarina: </text:span><text:span text:style-name="T143">t</text:span><text:span text:style-name="T142">reinamento de alta performance de desenvolvimento e programação </text:span><text:span text:style-name="T144">f</text:span><text:span text:style-name="T142">ront-end </text:span><text:span text:style-name="T145">usando</text:span><text:span text:style-name="T142"> HTML5, CSS3 </text:span><text:span text:style-name="T146">(SASS e SCSS)</text:span><text:span text:style-name="T142">, JavaScript, TypeScript, testes, Angular 6, ReactJS, VueJS, Git </text:span><text:span text:style-name="T145">e </text:span><text:span text:style-name="T142">GitHub, </text:span><text:span text:style-name="T145">W</text:span><text:span text:style-name="T142">ebpack </text:span><text:span text:style-name="T145">e</text:span><text:span text:style-name="T142"> Gulp.</text:span></text:p>
      <text:p text:style-name="P18"><text:span text:style-name="T125">[dezembro de 2018 - dezembro de 2018]</text:span><text:span text:style-name="T154"> </text:span><text:span text:style-name="T127">Apex </text:span><text:span text:style-name="T128">(16 horas)</text:span><text:span text:style-name="T127"> | Blumenau, Santa Catarina: </text:span><text:span text:style-name="T143">tr</text:span><text:span text:style-name="T142">einamento de alta performance de </text:span><text:span text:style-name="T147">l</text:span><text:span text:style-name="T142">ógica de </text:span><text:span text:style-name="T147">p</text:span><text:span text:style-name="T142">rogramação </text:span><text:span text:style-name="T148">sobre</text:span><text:span text:style-name="T142"> boas práticas, manipulação de textos, criação de objetos, armazenamento de dados em listas e tópicos avançados </text:span><text:span text:style-name="T147">da linguagem</text:span><text:span text:style-name="T142">.</text:span></text:p>
      <text:p text:style-name="P19"><text:soft-page-break/><text:span text:style-name="T125">[dezembro de 2018 - dezembro de 2018]</text:span><text:span text:style-name="T154"> </text:span><text:span text:style-name="T127">Apex </text:span><text:span text:style-name="T128">(16 horas)</text:span><text:span text:style-name="T127"> | Blumenau, Santa Catarina: </text:span><text:span text:style-name="T143">t</text:span><text:span text:style-name="T142">reinamento</text:span><text:span text:style-name="T154"> de alta performance de </text:span><text:span text:style-name="T155">b</text:span><text:span text:style-name="T154">anco de </text:span><text:span text:style-name="T155">d</text:span><text:span text:style-name="T154">ados </text:span><text:span text:style-name="T155">sobre</text:span><text:span text:style-name="T154"> </text:span><text:span text:style-name="T162">instalação, configuração, conceitos básicos, comandos para manipulação de tabelas, texto </text:span><text:span text:style-name="T163">e</text:span><text:span text:style-name="T162"> data, operadores, </text:span><text:span text:style-name="T163">funções </text:span><text:span text:style-name="T162">básicas </text:span><text:span text:style-name="T163">e intermediárias</text:span><text:span text:style-name="T162">, normalização de dados, relacionamento entre tabelas, </text:span><text:span text:style-name="T163">unificação de </text:span><text:span text:style-name="T162">tabelas, realização de consultas, criação de views, indexação de tabelas, backup d</text:span><text:span text:style-name="T163">e</text:span><text:span text:style-name="T162"> dados e restaura</text:span><text:span text:style-name="T163">ção</text:span><text:span text:style-name="T162"> </text:span><text:span text:style-name="T163">d</text:span><text:span text:style-name="T162">as informações da base através do backup</text:span><text:span text:style-name="T154">.</text:span></text:p>
      <text:p text:style-name="P20"><text:span text:style-name="T125">[100% concluído]</text:span><text:span text:style-name="T154"> </text:span><text:span text:style-name="T127">Udemy </text:span><text:span text:style-name="T129">(</text:span><text:span text:style-name="T141">54 horas</text:span><text:span text:style-name="T129">)</text:span><text:span text:style-name="T127"> | </text:span><text:span text:style-name="T133">Educação a distância</text:span><text:span text:style-name="T127">:</text:span><text:span text:style-name="T154"> </text:span><text:span text:style-name="T156">t</text:span><text:span text:style-name="T154">reinamento básico de desenvolvimento e programação </text:span><text:span text:style-name="T157">f</text:span><text:span text:style-name="T154">ront-end </text:span><text:span text:style-name="T157">utilizando</text:span><text:span text:style-name="T154"> </text:span><text:span text:style-name="T162">HTML5, CSS3 </text:span><text:span text:style-name="T164">e</text:span><text:span text:style-name="T162"> J</text:span><text:span text:style-name="T164">ava</text:span><text:span text:style-name="T162">S</text:span><text:span text:style-name="T164">cript</text:span><text:span text:style-name="T162"> e</text:span><text:span text:style-name="T164">m cinco</text:span><text:span text:style-name="T162"> </text:span><text:span text:style-name="T164">p</text:span><text:span text:style-name="T162">rojetos.</text:span></text:p>
      <text:p text:style-name="P20"><text:span text:style-name="T125">[100% concluído]</text:span><text:span text:style-name="T154"> </text:span><text:span text:style-name="T127">Udemy </text:span><text:span text:style-name="T130">(10 horas)</text:span><text:span text:style-name="T127"> | </text:span><text:span text:style-name="T133">Educação a distância</text:span><text:span text:style-name="T127">:</text:span><text:span text:style-name="T154"> </text:span><text:span text:style-name="T156">t</text:span><text:span text:style-name="T154">reinamento básico de inglês </text:span><text:span text:style-name="T158">sobre</text:span><text:span text:style-name="T154"> </text:span><text:span text:style-name="T158">metodologia </text:span><text:span text:style-name="T154">para ser fluente.</text:span><text:bookmark text:name="_GoBack"/></text:p>
      <text:p text:style-name="P21"><text:span text:style-name="T125">[setembro de 2018 – fevereiro de 2019]</text:span><text:span text:style-name="T154"> </text:span><text:span text:style-name="T127">Instituto Mix </text:span><text:span text:style-name="T129">(96 horas)</text:span><text:span text:style-name="T127"> | Gaspar, Santa Catarina:</text:span><text:span text:style-name="T154"> </text:span><text:span text:style-name="T143">t</text:span><text:span text:style-name="T142">reinamento</text:span><text:span text:style-name="T154"> básico de </text:span><text:span text:style-name="T159">m</text:span><text:span text:style-name="T154">ontagem e </text:span><text:span text:style-name="T159">m</text:span><text:span text:style-name="T154">anutenção </text:span><text:span text:style-name="T159">de</text:span><text:span text:style-name="T154"> hardware e redes.</text:span></text:p>
      <text:p text:style-name="P21"><text:span text:style-name="T125">[maio de 2017 – outubro de 2018]</text:span><text:span text:style-name="T154"> </text:span><text:span text:style-name="T127">GERAR </text:span><text:span text:style-name="T129">(1280 horas)</text:span><text:span text:style-name="T127"> | Gaspar e Blumenau, Santa Catarina: </text:span><text:span text:style-name="T143">c</text:span><text:span text:style-name="T142">urso</text:span><text:span text:style-name="T160"> de </text:span><text:span text:style-name="T161">a</text:span><text:span text:style-name="T160">dministração como menor aprendiz.</text:span></text:p>
      <text:p text:style-name="P11"><text:span text:style-name="T32">[</text:span><text:span text:style-name="T51">novembro</text:span><text:span text:style-name="T32"> de 201</text:span><text:span text:style-name="T51">2</text:span><text:span text:style-name="T32"> – </text:span><text:span text:style-name="T51">novembro</text:span><text:span text:style-name="T49"> de 201</text:span><text:span text:style-name="T51">2</text:span><text:span text:style-name="T32">]</text:span><text:span text:style-name="T67"> </text:span><text:span text:style-name="T51">Polícia Militar</text:span><text:span text:style-name="T50"> </text:span><text:span text:style-name="T32">| Gaspar, Santa Catarina: </text:span><text:span text:style-name="T22">adquiri a certificação do Proerd</text:span><text:span text:style-name="T67">.</text:span></text:p>
      <text:p text:style-name="P10"><text:span text:style-name="T32">[</text:span><text:span text:style-name="T49">dezembro</text:span><text:span text:style-name="T32"> de 201</text:span><text:span text:style-name="T49">0</text:span><text:span text:style-name="T32"> – </text:span><text:span text:style-name="T49">dezembro </text:span><text:span text:style-name="T32">de 201</text:span><text:span text:style-name="T49">0</text:span><text:span text:style-name="T32">]</text:span><text:span text:style-name="T67"> </text:span><text:span text:style-name="T49">ABJ (Associação Brusquense de Judô</text:span><text:span text:style-name="T50">) </text:span><text:span text:style-name="T32">| Gaspar, Santa Catarina: </text:span><text:span text:style-name="T21">conquistei a faixa cinza (7</text:span><text:span text:style-name="T113">° kiu) no Judô em minha escola com o professor Alessandro Veber</text:span><text:span text:style-name="T67">.</text:span></text:p>
      <text:p text:style-name="P26"/>
      <text:p text:style-name="P30">Experiência:</text:p>
      <text:p text:style-name="P12"><text:span text:style-name="T31">[</text:span><text:span text:style-name="T54">outubro </text:span><text:span text:style-name="T31">de </text:span><text:span text:style-name="T55">202</text:span><text:span text:style-name="T54">1</text:span><text:span text:style-name="T31"> – </text:span><text:span text:style-name="T54">até o momento</text:span><text:span text:style-name="T31">] </text:span><text:span text:style-name="T56">Desenvolvedor front-end</text:span><text:span text:style-name="T31"> | </text:span><text:span text:style-name="T54">Performa_IT</text:span><text:span text:style-name="T31">: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Git, Bitbucket, NPM, Yarn, Gulp, Axios, Rollbar, Husky, ESLint, Prettier, GraphQL, MSAL, Hasura e NodeJS. Apresentei uma talk sobre </text:span><text:soft-page-break/><text:span text:style-name="T18">Storybook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5"><text:span text:style-name="T84">[</text:span><text:span text:style-name="T98">janeiro</text:span><text:span text:style-name="T84"> de </text:span><text:span text:style-name="T98">2020</text:span><text:span text:style-name="T84"> – </text:span><text:span text:style-name="T97">setembro de 2021</text:span><text:span text:style-name="T84">] </text:span><text:span text:style-name="T99">Desenvolvedor front-end</text:span><text:span text:style-name="T84"> | </text:span><text:span text:style-name="T99">Velow </text:span><text:span text:style-name="T100">Sistemas</text:span><text:span text:style-name="T84">: </text:span><text:span text:style-name="T82">t</text:span><text:span text:style-name="T79">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2"><text:span text:style-name="T125">[maio de </text:span><text:span text:style-name="T136">2019</text:span><text:span text:style-name="T125"> – </text:span><text:span text:style-name="T135">dezembro de 2019</text:span><text:span text:style-name="T125">] </text:span><text:span text:style-name="T136">Estagiário de programação</text:span><text:span text:style-name="T125"> | </text:span><text:span text:style-name="T136">Velow </text:span><text:span text:style-name="T137">Sistemas</text:span><text:span text:style-name="T125">: </text:span><text:span text:style-name="T143">a</text:span><text:span text:style-name="T142">tuei como estagiário de programação </text:span><text:span text:style-name="T152">no time de front-end</text:span><text:span text:style-name="T142">, </text:span><text:span text:style-name="T152">após isso </text:span><text:span text:style-name="T142">consegui ser efetivado.</text:span></text:p>
      <text:p text:style-name="P34"><text:span text:style-name="T101">[</text:span><text:span text:style-name="T102">novembro</text:span><text:span text:style-name="T101"> de </text:span><text:span text:style-name="T103">201</text:span><text:span text:style-name="T102">8</text:span><text:span text:style-name="T101"> – </text:span><text:span text:style-name="T102">abril</text:span><text:span text:style-name="T104"> de 2019</text:span><text:span text:style-name="T101">] </text:span><text:span text:style-name="T102">Técnico de informática</text:span><text:span text:style-name="T101"> | </text:span><text:span text:style-name="T107">Autônomo</text:span><text:span text:style-name="T101">: </text:span><text:span text:style-name="T80">comecei a fazer manutenção em computadores e atender clientes</text:span><text:span text:style-name="T72">.</text:span></text:p>
      <text:p text:style-name="P23"><text:span text:style-name="T125">[maio de 2017 – outubro de 2018] Auxiliar de TI | Fazzenda Park Hotel: </text:span><text:span text:style-name="T143">e</text:span><text:span text:style-name="T142">u era um menor aprendiz, com 14 anos, tive muitas responsabilidades e ordens de serviço para fazer, ganhei muita experiência na parte de suporte.</text:span></text:p>
      <text:p text:style-name="P43"><text:span text:style-name="T84">[junho de 2016 – janeiro de 2017] </text:span><text:span text:style-name="T106">Locutor</text:span><text:span text:style-name="T84"> | Rádio Sentinela do Vale: </text:span><text:span text:style-name="T81">t</text:span><text:span text:style-name="T72">rabalhei com meu potencial de comunicação na rádio, apresentava um programa de entretenimento, chamado Variedades, junto de um colega.</text:span></text:p>
      <text:p text:style-name="P44"/>
      <text:p text:style-name="P45"><text:span text:style-name="T71">Trabalho voluntário</text:span><text:span text:style-name="T70">:</text:span></text:p>
      <text:p text:style-name="P45"><text:span text:style-name="T57">[</text:span><text:span text:style-name="T58">janeiro</text:span><text:span text:style-name="T59"> </text:span><text:span text:style-name="T57">de </text:span><text:span text:style-name="T60">202</text:span><text:span text:style-name="T58">4</text:span><text:span text:style-name="T57"> – </text:span><text:span text:style-name="T59">até o momento</text:span><text:span text:style-name="T57">] </text:span><text:span text:style-name="T58">Voluntário</text:span><text:span text:style-name="T57"> | </text:span><text:span text:style-name="T58">Movimento Web Para Todos</text:span><text:span text:style-name="T57">: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1</meta:editing-cycles>
    <meta:print-date>2019-02-01T12:54:00</meta:print-date>
    <meta:creation-date>2018-01-13T12:08:00</meta:creation-date>
    <dc:date>2024-01-16T21:28:38.397476040</dc:date>
    <meta:editing-duration>PT11H48M3S</meta:editing-duration>
    <meta:generator>LibreOffice/6.4.7.2$Linux_X86_64 LibreOffice_project/40$Build-2</meta:generator>
    <meta:document-statistic meta:table-count="0" meta:image-count="0" meta:object-count="0" meta:page-count="5" meta:paragraph-count="53" meta:word-count="1534" meta:character-count="10289" meta:non-whitespace-character-count="87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